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9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7.022cm"/>
    </style:style>
    <style:style style:name="co6" style:family="table-column">
      <style:table-column-properties fo:break-before="auto" style:column-width="7.71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pium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2"/>
          <table:table-cell table:style-name="ce3" office:value-type="string">
            <text:p>https://dev-m.ae.com/account/dev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it for some time until page load</text:p>
          </table:table-cell>
          <table:table-cell office:value-type="string">
            <text:p>WaitMethod</text:p>
          </table:table-cell>
          <table:table-cell table:number-columns-repeated="2"/>
          <table:table-cell office:value-type="float" office:value="60000">
            <text:p>6000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ck on the bag icon</text:p>
          </table:table-cell>
          <table:table-cell office:value-type="string">
            <text:p>Link</text:p>
          </table:table-cell>
          <table:table-cell office:value-type="string">
            <text:p>xpath</text:p>
          </table:table-cell>
          <table:table-cell table:style-name="ce3" office:value-type="string">
            <text:p>.//*[@id='addBySku']/input[3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ait for some time until page load</text:p>
          </table:table-cell>
          <table:table-cell office:value-type="string">
            <text:p>WaitMethod</text:p>
          </table:table-cell>
          <table:table-cell/>
          <table:table-cell table:style-name="ce3"/>
          <table:table-cell office:value-type="float" office:value="5000">
            <text:p>5000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cept the alert</text:p>
          </table:table-cell>
          <table:table-cell office:value-type="string">
            <text:p>AlertMessage</text:p>
          </table:table-cell>
          <table:table-cell table:number-columns-repeated="2"/>
          <table:table-cell office:value-type="string">
            <text:p>Accept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it for some time until page load</text:p>
          </table:table-cell>
          <table:table-cell office:value-type="string">
            <text:p>WaitMethod</text:p>
          </table:table-cell>
          <table:table-cell table:number-columns-repeated="2"/>
          <table:table-cell office:value-type="float" office:value="2000">
            <text:p>2000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lick on My Bag</text:p>
          </table:table-cell>
          <table:table-cell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ember403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it for some time until page load</text:p>
          </table:table-cell>
          <table:table-cell office:value-type="string">
            <text:p>WaitMethod</text:p>
          </table:table-cell>
          <table:table-cell table:number-columns-repeated="2"/>
          <table:table-cell office:value-type="float" office:value="8000">
            <text:p>8000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hecking whether the bag text is getting displayed or not</text:p>
          </table:table-cell>
          <table:table-cell office:value-type="string">
            <text:p>TextCheckpoint</text:p>
          </table:table-cell>
          <table:table-cell office:value-type="string">
            <text:p>css</text:p>
          </table:table-cell>
          <table:table-cell office:value-type="string">
            <text:p>[id="ember717"]</text:p>
          </table:table-cell>
          <table:table-cell table:style-name="ce4" office:value-type="string">
            <text:p>MY BAG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hecking whether the subtotal: is getting dispaying or not</text:p>
          </table:table-cell>
          <table:table-cell office:value-type="string">
            <text:p>TextCheckpoint</text:p>
          </table:table-cell>
          <table:table-cell office:value-type="string">
            <text:p>css</text:p>
          </table:table-cell>
          <table:table-cell office:value-type="string">
            <text:p>[id="ember725"]</text:p>
          </table:table-cell>
          <table:table-cell table:style-name="ce4" office:value-type="string">
            <text:p>Subtotal: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hecking whether the merchendise is getting displaying or not</text:p>
          </table:table-cell>
          <table:table-cell office:value-type="string">
            <text:p>TextCheckpoint</text:p>
          </table:table-cell>
          <table:table-cell office:value-type="string">
            <text:p>css</text:p>
          </table:table-cell>
          <table:table-cell office:value-type="string">
            <text:p>[id="ember893"]</text:p>
          </table:table-cell>
          <table:table-cell table:style-name="ce4" office:value-type="string">
            <text:p>Merchandise: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21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4-03T20:25:53</meta:creation-date>
    <dc:date>2014-09-16T21:10:12</dc:date>
    <meta:editing-duration>P3DT11H31M19S</meta:editing-duration>
    <meta:editing-cycles>283</meta:editing-cycles>
    <meta:generator>OpenOffice/4.1.0$Unix OpenOffice.org_project/410m18$Build-9764</meta:generator>
    <meta:document-statistic meta:table-count="1" meta:cell-count="71" meta:object-count="0"/>
  </office:meta>
</office:document-meta>
</file>